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2.75cm" fo:min-width="11.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00ff" draw:marker-start="Arrow" draw:marker-end="" draw:marker-end-width="0.3cm" draw:fill="none" draw:textarea-vertical-align="middle"/>
    </style:style>
    <style:style style:name="gr6" style:family="graphic" style:parent-style-name="objectwithoutfill">
      <style:graphic-properties svg:stroke-color="#3deb3d" draw:fill="none" draw:textarea-vertical-align="middle"/>
    </style:style>
    <style:style style:name="gr7" style:family="graphic" style:parent-style-name="objectwithoutfill">
      <style:graphic-properties svg:stroke-color="#3deb3d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3deb3d" draw:marker-start="Arrow" draw:marker-end="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P6" style:family="paragraph"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cm" svg:height="3.1cm" svg:x="1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14cm" svg:height="1.353cm" svg:x="1.3cm" svg:y="5.8cm">
          <draw:text-box>
            <text:p text:style-name="P2"><text:span text:style-name="T1">Breeding </text:span></text:p>
            <text:p text:style-name="P2"><text:span text:style-name="T1">farm</text:span></text:p>
          </draw:text-box>
        </draw:frame>
        <draw:line draw:style-name="gr3" draw:text-style-name="P1" draw:layer="layout" svg:x1="4cm" svg:y1="5cm" svg:x2="4cm" svg:y2="8.1cm">
          <text:p/>
        </draw:line>
        <draw:line draw:style-name="gr3" draw:text-style-name="P1" draw:layer="layout" svg:x1="7cm" svg:y1="5cm" svg:x2="7cm" svg:y2="8.1cm">
          <text:p/>
        </draw:line>
        <draw:line draw:style-name="gr3" draw:text-style-name="P1" draw:layer="layout" svg:x1="10cm" svg:y1="5cm" svg:x2="10cm" svg:y2="8.1cm">
          <text:p/>
        </draw:line>
        <draw:frame draw:style-name="gr2" draw:text-style-name="P3" draw:layer="layout" svg:width="2.614cm" svg:height="1.353cm" svg:x="4.2cm" svg:y="5.801cm">
          <draw:text-box>
            <text:p text:style-name="P2"><text:span text:style-name="T1">Breeding </text:span></text:p>
            <text:p text:style-name="P2"><text:span text:style-name="T1">farm</text:span></text:p>
          </draw:text-box>
        </draw:frame>
        <draw:frame draw:style-name="gr2" draw:text-style-name="P3" draw:layer="layout" svg:width="2.614cm" svg:height="1.353cm" svg:x="7.2cm" svg:y="5.802cm">
          <draw:text-box>
            <text:p text:style-name="P2"><text:span text:style-name="T1">Breeding </text:span></text:p>
            <text:p text:style-name="P2"><text:span text:style-name="T1">farm</text:span></text:p>
          </draw:text-box>
        </draw:frame>
        <draw:frame draw:style-name="gr2" draw:text-style-name="P3" draw:layer="layout" svg:width="2.614cm" svg:height="1.353cm" svg:x="10.2cm" svg:y="5.803cm">
          <draw:text-box>
            <text:p text:style-name="P2"><text:span text:style-name="T1">Breeding </text:span></text:p>
            <text:p text:style-name="P2"><text:span text:style-name="T1">farm</text:span></text:p>
          </draw:text-box>
        </draw:frame>
        <draw:frame draw:style-name="gr2" draw:text-style-name="P4" draw:layer="layout" svg:width="4.871cm" svg:height="0.962cm" svg:x="4.4cm" svg:y="1.2cm">
          <draw:text-box>
            <text:p>AI Organisation</text:p>
          </draw:text-box>
        </draw:frame>
        <draw:line draw:style-name="gr4" draw:text-style-name="P1" draw:layer="layout" svg:x1="2.4cm" svg:y1="4.8cm" svg:x2="5.4cm" svg:y2="2.2cm">
          <text:p/>
        </draw:line>
        <draw:line draw:style-name="gr4" draw:text-style-name="P1" draw:layer="layout" svg:x1="5.6cm" svg:y1="4.801cm" svg:x2="6.4cm" svg:y2="2.2cm">
          <text:p/>
        </draw:line>
        <draw:line draw:style-name="gr4" draw:text-style-name="P1" draw:layer="layout" svg:x1="8.5cm" svg:y1="4.8cm" svg:x2="7.506cm" svg:y2="2.201cm">
          <text:p/>
        </draw:line>
        <draw:line draw:style-name="gr4" draw:text-style-name="P1" draw:layer="layout" svg:x1="11.5cm" svg:y1="4.8cm" svg:x2="8.607cm" svg:y2="2.202cm">
          <text:p/>
        </draw:line>
        <draw:line draw:style-name="gr5" draw:text-style-name="P1" draw:layer="layout" svg:x1="8.901cm" svg:y1="4.801cm" svg:x2="7.907cm" svg:y2="2.202cm">
          <text:p/>
        </draw:line>
        <draw:line draw:style-name="gr5" draw:text-style-name="P1" draw:layer="layout" svg:x1="12cm" svg:y1="4.6cm" svg:x2="9.307cm" svg:y2="2.202cm">
          <text:p/>
        </draw:line>
        <draw:line draw:style-name="gr5" draw:text-style-name="P1" draw:layer="layout" svg:x1="2cm" svg:y1="4.8cm" svg:x2="4.807cm" svg:y2="2.202cm">
          <text:p/>
        </draw:line>
        <draw:line draw:style-name="gr5" draw:text-style-name="P1" draw:layer="layout" svg:x1="5.2cm" svg:y1="4.8cm" svg:x2="6.107cm" svg:y2="2.202cm">
          <text:p/>
        </draw:line>
        <draw:frame draw:style-name="gr2" draw:text-style-name="P5" draw:layer="layout" svg:width="1.954cm" svg:height="0.802cm" svg:x="1.4cm" svg:y="2.7cm">
          <draw:text-box>
            <text:p><text:span text:style-name="T1">Sperm</text:span></text:p>
          </draw:text-box>
        </draw:frame>
        <draw:line draw:style-name="gr6" draw:text-style-name="P1" draw:layer="layout" svg:x1="2.5cm" svg:y1="10cm" svg:x2="11.8cm" svg:y2="10cm">
          <text:p/>
        </draw:line>
        <draw:line draw:style-name="gr7" draw:text-style-name="P1" draw:layer="layout" svg:x1="2.5cm" svg:y1="10cm" svg:x2="2.5cm" svg:y2="8.2cm">
          <text:p/>
        </draw:line>
        <draw:line draw:style-name="gr7" draw:text-style-name="P1" draw:layer="layout" svg:x1="5.4cm" svg:y1="10.001cm" svg:x2="5.4cm" svg:y2="8.201cm">
          <text:p/>
        </draw:line>
        <draw:line draw:style-name="gr7" draw:text-style-name="P1" draw:layer="layout" svg:x1="8.3cm" svg:y1="10.002cm" svg:x2="8.3cm" svg:y2="8.202cm">
          <text:p/>
        </draw:line>
        <draw:line draw:style-name="gr7" draw:text-style-name="P1" draw:layer="layout" svg:x1="11.8cm" svg:y1="10.003cm" svg:x2="11.8cm" svg:y2="8.203cm">
          <text:p/>
        </draw:line>
        <draw:line draw:style-name="gr8" draw:text-style-name="P1" draw:layer="layout" svg:x1="8.8cm" svg:y1="10.003cm" svg:x2="8.8cm" svg:y2="8.203cm">
          <text:p/>
        </draw:line>
        <draw:line draw:style-name="gr8" draw:text-style-name="P1" draw:layer="layout" svg:x1="11.4cm" svg:y1="10.003cm" svg:x2="11.4cm" svg:y2="8.203cm">
          <text:p/>
        </draw:line>
        <draw:line draw:style-name="gr8" draw:text-style-name="P1" draw:layer="layout" svg:x1="5.8cm" svg:y1="10.003cm" svg:x2="5.8cm" svg:y2="8.203cm">
          <text:p/>
        </draw:line>
        <draw:line draw:style-name="gr8" draw:text-style-name="P1" draw:layer="layout" svg:x1="2.8cm" svg:y1="10.003cm" svg:x2="2.8cm" svg:y2="8.203cm">
          <text:p/>
        </draw:line>
        <draw:frame draw:style-name="gr2" draw:text-style-name="P5" draw:layer="layout" svg:width="4.392cm" svg:height="0.802cm" svg:x="5cm" svg:y="10.2cm">
          <draw:text-box>
            <text:p text:style-name="P6"><text:span text:style-name="T1">Cows and Heif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4-08T06:28:08.756724801</dc:date>
    <meta:editing-duration>PT5M22S</meta:editing-duration>
    <meta:editing-cycles>4</meta:editing-cycles>
    <meta:generator>LibreOffice/6.1.0.3$MacOSX_X86_64 LibreOffice_project/efb621ed25068d70781dc026f7e9c5187a4decd1</meta:generator>
    <meta:document-statistic meta:object-count="28"/>
  </office:meta>
</office:document-meta>
</file>